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orge_W._Bush,Case_sensitivity,Poland,The_Holocaust,List_of_conspiracy_theories#Antisemitic_conspiracy_theories,Nuclear_industry,Mineral,Dietary_mineral,Food_chemistry,Sugar,Carbohydrates 2:52</text:p>
      <text:p text:style-name="Standard"/>
      <text:p text:style-name="Standard">Portugal,Globalization,United_Kingdom,Mary_Shelley,Europe,Wolf,Carpet,France,China,Australia,Guernsey,Donkey 3:09</text:p>
      <text:p text:style-name="Standard"/>
      <text:p text:style-name="Standard">Manhattan,Al_Capone,Mae_Capone,The_St._Valentine%27s_Day_Massacre_(film),Joe_Aiello,John_Scalise,List_of_Mafia_crime_families,Canada,History_of_Canada_(1982%E2%80%9392),1964_in_Canada,1989_in_Canada,1771_in_Canada,Great_Upheaval,Fort_Rouill%C3%A9,List_of_towns_in_New_France,Code_Noir,French_colonial_empire,Intendant_of_New_France,Beaver_Wars,Franco-Turkish_War,1980_Turkish_coup_d%27%C3%A9tat,1958_Lebanon_crisis,Sinai_insurgency,List_of_modern_conflicts_in_the_Middle_East,2007_Lebanon_conflict,Iranian_Revolution,Iranian_Cultural_Continent,1987_Mecca_incident,Shi%27a%E2%80%93Sunni_relations,Basra,Kanpur,Kanpur#Development_of_industries,Meerut,Indo-Pakistani_wars_and_conflicts,Instrument_of_Surrender_(1971),Bengali_nationalism,English_nationalism,Traditional_Unionist_Voice,Northern_Ireland,Ulster_loyalism,Glenanne_gang,Deal_barracks_bombing,Birmingham_pub_bombings,Ulster_Defence_Association,John_White_(loyalist),Davy_Fogel,Robert_Ford_(British_Army_officer),World_War_II,Italian_resistance_movement,Bologna,Bologna_(disambiguation),Bologna_massacre,Massacre 2:5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01:31:19</meta:creation-date>
    <dc:date>2014-03-03T02:04:04</dc:date>
    <meta:editing-duration>PT2M25S</meta:editing-duration>
    <meta:editing-cycles>1</meta:editing-cycles>
    <meta:document-statistic meta:table-count="0" meta:image-count="0" meta:object-count="0" meta:page-count="1" meta:paragraph-count="3" meta:word-count="6" meta:character-count="1379" meta:non-whitespace-character-count="1376"/>
    <meta:generator>LibreOffice/3.5$Linux_X86_64 LibreOffice_project/350m1$Build-2</meta:generator>
  </office:meta>
</office:document-meta>
</file>